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fo:background-color="transparent" fo:margin-left="2.5mm" fo:margin-right="2.5mm" style:editable="false">
        <style:columns fo:column-count="1" fo:column-gap="0m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" text:anchor-type="page" text:anchor-page-number="1" svg:x="0mm" svg:y="0mm" svg:width="105mm" svg:height="74mm" draw:z-index="0">
        <draw:text-box>
          <text:section text:style-name="Sect2" text:name="MasterLabel">
            <text:p text:style-name="P1"/>
          </text:section>
        </draw:text-box>
      </draw:frame>
      <draw:frame draw:style-name="fr1" draw:name="Rámec2" text:anchor-type="page" text:anchor-page-number="1" svg:x="105mm" svg:y="0mm" svg:width="105mm" svg:height="74mm" draw:z-index="1">
        <draw:text-box>
          <text:section text:style-name="Sect1" text:name="Sekce1" text:protected="true">
            <text:section-source text:section-name="MasterLabel"/>
            <text:p text:style-name="P1"/>
          </text:section>
        </draw:text-box>
      </draw:frame>
      <draw:frame draw:style-name="fr1" draw:name="Rámec3" text:anchor-type="page" text:anchor-page-number="1" svg:x="0mm" svg:y="74mm" svg:width="105mm" svg:height="74mm" draw:z-index="2">
        <draw:text-box>
          <text:section text:style-name="Sect1" text:name="Sekce2" text:protected="true">
            <text:section-source text:section-name="MasterLabel"/>
            <text:p text:style-name="P1"/>
          </text:section>
        </draw:text-box>
      </draw:frame>
      <draw:frame draw:style-name="fr1" draw:name="Rámec4" text:anchor-type="page" text:anchor-page-number="1" svg:x="105mm" svg:y="74mm" svg:width="105mm" svg:height="74mm" draw:z-index="3">
        <draw:text-box>
          <text:section text:style-name="Sect1" text:name="Sekce3" text:protected="true">
            <text:section-source text:section-name="MasterLabel"/>
            <text:p text:style-name="P1"/>
          </text:section>
        </draw:text-box>
      </draw:frame>
      <draw:frame draw:style-name="fr1" draw:name="Rámec5" text:anchor-type="page" text:anchor-page-number="1" svg:x="0mm" svg:y="147.99mm" svg:width="105mm" svg:height="74mm" draw:z-index="4">
        <draw:text-box>
          <text:section text:style-name="Sect1" text:name="Sekce4" text:protected="true">
            <text:section-source text:section-name="MasterLabel"/>
            <text:p text:style-name="P1"/>
          </text:section>
        </draw:text-box>
      </draw:frame>
      <draw:frame draw:style-name="fr1" draw:name="Rámec6" text:anchor-type="page" text:anchor-page-number="1" svg:x="105mm" svg:y="147.99mm" svg:width="105mm" svg:height="74mm" draw:z-index="5">
        <draw:text-box>
          <text:section text:style-name="Sect1" text:name="Sekce5" text:protected="true">
            <text:section-source text:section-name="MasterLabel"/>
            <text:p text:style-name="P1"/>
          </text:section>
        </draw:text-box>
      </draw:frame>
      <draw:frame draw:style-name="fr1" draw:name="Rámec7" text:anchor-type="page" text:anchor-page-number="1" svg:x="0mm" svg:y="221.99mm" svg:width="105mm" svg:height="74mm" draw:z-index="6">
        <draw:text-box>
          <text:section text:style-name="Sect1" text:name="Sekce6" text:protected="true">
            <text:section-source text:section-name="MasterLabel"/>
            <text:p text:style-name="P1"/>
          </text:section>
        </draw:text-box>
      </draw:frame>
      <draw:frame draw:style-name="fr1" draw:name="Rámec8" text:anchor-type="page" text:anchor-page-number="1" svg:x="105mm" svg:y="221.99mm" svg:width="105mm" svg:height="74mm" draw:z-index="7">
        <draw:text-box>
          <text:section text:style-name="Sect1" text:name="Sekce7" text:protected="true">
            <text:section-source text:section-name="MasterLabel"/>
            <text:p text:style-name="P1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abels" style:family="graphic" style:auto-update="true">
      <style:graphic-properties svg:width="105mm" svg:height="74mm" text:anchor-type="as-char" svg:y="0mm" fo:margin-left="0mm" fo:margin-right="0mm" fo:margin-top="0mm" fo:margin-bottom="0mm" style:protect="size position" style:vertical-pos="top" style:vertical-rel="baseli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3T18:46:25.956000000</meta:creation-date>
    <meta:editing-cycles>2</meta:editing-cycles>
    <meta:editing-duration>PT19M5S</meta:editing-duration>
    <dc:date>2022-08-24T12:08:48.446000000</dc:date>
    <dc:creator>Green Cabinet</dc:creator>
    <meta:generator>LibreOffice/7.4.0.3$Windows_X86_64 LibreOffice_project/f85e47c08ddd19c015c0114a68350214f7066f5a</meta:generator>
    <dc:title>Rayfilm 0931</dc:title>
    <meta:document-statistic meta:table-count="0" meta:image-count="0" meta:object-count="0" meta:page-count="1" meta:paragraph-count="0" meta:word-count="0" meta:character-count="0" meta:non-whitespace-character-count="0"/>
  </office:meta>
</office:document-meta>
</file>